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508f" draw:textarea-horizontal-align="justify" draw:textarea-vertical-align="middle" draw:auto-grow-height="false" fo:min-height="1.66cm" fo:min-width="3.036cm"/>
    </style:style>
    <style:style style:name="gr2" style:family="graphic" style:parent-style-name="standard">
      <style:graphic-properties draw:fill="solid" draw:fill-color="#00508f" draw:textarea-horizontal-align="justify" draw:textarea-vertical-align="middle" draw:auto-grow-height="false" fo:min-height="1.55cm" fo:min-width="4.3cm"/>
    </style:style>
    <style:style style:name="gr3" style:family="graphic" style:parent-style-name="standard">
      <style:graphic-properties draw:fill="solid" draw:fill-color="#00508f" draw:textarea-horizontal-align="justify" draw:textarea-vertical-align="middle" draw:auto-grow-height="false" fo:min-height="3.95cm" fo:min-width="5cm"/>
    </style:style>
    <style:style style:name="gr4" style:family="graphic" style:parent-style-name="standard">
      <style:graphic-properties draw:fill="solid" draw:fill-color="#00508f" draw:textarea-horizontal-align="justify" draw:textarea-vertical-align="middle" draw:auto-grow-height="false" fo:min-height="1.95cm" fo:min-width="1.8cm"/>
    </style:style>
    <style:style style:name="gr5" style:family="graphic" style:parent-style-name="standard">
      <style:graphic-properties draw:fill="solid" draw:fill-color="#00508f" draw:textarea-horizontal-align="justify" draw:textarea-vertical-align="middle" draw:auto-grow-height="false" fo:min-height="2.014cm" fo:min-width="4.3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00508f" draw:textarea-horizontal-align="justify" draw:textarea-vertical-align="middle" draw:auto-grow-height="false" fo:min-height="0.528cm" fo:min-width="0.702cm"/>
    </style:style>
    <style:style style:name="gr8" style:family="graphic" style:parent-style-name="standard">
      <style:graphic-properties draw:fill="solid" draw:fill-color="#00508f" draw:textarea-horizontal-align="justify" draw:textarea-vertical-align="middle" draw:auto-grow-height="false" fo:min-height="0.458cm" fo:min-width="0.49cm"/>
    </style:style>
    <style:style style:name="gr9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loext:graphic-properties draw:fill="solid" draw:fill-color="#00508f"/>
      <style:paragraph-properties fo:text-align="center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508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5cm" svg:height="2.7cm" svg:x="8cm" svg:y="1.4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8cm" svg:height="1.8cm" svg:x="8cm" svg:y="5.5cm">
          <text:p text:style-name="P1"><text:span text:style-name="T1">Liczba a &gt; 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5cm" svg:height="4.2cm" svg:x="7.7cm" svg:y="9.7cm">
          <text:p text:style-name="P3"><text:span text:style-name="T1">x += a % 10</text:span></text:p>
          <text:p text:style-name="P3"><text:span text:style-name="T1"><text:s/></text:span><text:span text:style-name="T1">a = int(a / 10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4.4cm" svg:x="8.3cm" svg:y="15.8cm">
          <text:p text:style-name="P3"><text:span text:style-name="T1">Drukuj tylko</text:span></text:p>
          <text:p text:style-name="P3"><text:span text:style-name="T1">cyf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6.8cm" svg:height="3.2cm" svg:x="7.2cm" svg:y="21.8cm">
          <text:p text:style-name="P1"><text:span text:style-name="T1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6cm" svg:y1="20cm" svg:x2="10.6cm" svg:y2="21.6cm">
          <text:p/>
        </draw:line>
        <draw:custom-shape draw:style-name="gr7" draw:text-style-name="P2" xml:id="id1" draw:id="id1" draw:layer="layout" svg:width="2.3cm" svg:height="1.1cm" svg:x="4.1cm" svg:y="5.9cm">
          <text:p text:style-name="P1"><text:span text:style-name="T1">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2.9cm" svg:height="1cm" svg:x="14.8cm" svg:y="5.9cm">
          <text:p text:style-name="P1"><text:span text:style-name="T1">Ta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3cm" svg:y1="6.4cm" svg:x2="8.1cm" svg:y2="6.4cm">
          <text:p/>
        </draw:line>
        <draw:line draw:style-name="gr6" draw:text-style-name="P5" draw:layer="layout" svg:x1="10.5cm" svg:y1="4.1cm" svg:x2="10.5cm" svg:y2="5.7cm">
          <text:p/>
        </draw:line>
        <draw:connector draw:style-name="gr6" draw:text-style-name="P5" draw:layer="layout" svg:x1="5.25cm" svg:y1="5.9cm" svg:x2="8cm" svg:y2="2.75cm" draw:start-shape="id1" draw:start-glue-point="4" draw:end-shape="id2" draw:end-glue-point="6" svg:d="M5250 5900v-3150h2750" svg:viewBox="0 0 2751 3151">
          <text:p/>
        </draw:connector>
        <draw:line draw:style-name="gr6" draw:text-style-name="P5" draw:layer="layout" svg:x1="12.8cm" svg:y1="6.4cm" svg:x2="15cm" svg:y2="6.4cm">
          <text:p/>
        </draw:line>
        <draw:line draw:style-name="gr6" draw:text-style-name="P5" draw:layer="layout" svg:x1="10.6cm" svg:y1="13.9cm" svg:x2="10.6cm" svg:y2="15.8cm">
          <text:p/>
        </draw:line>
        <draw:connector draw:style-name="gr6" draw:text-style-name="P5" draw:layer="layout" svg:x1="16.25cm" svg:y1="6.9cm" svg:x2="10.45cm" svg:y2="9.7cm" draw:start-shape="id3" draw:start-glue-point="8" draw:end-shape="id4" svg:d="M16250 6900v1401h-5800v1399" svg:viewBox="0 0 5801 2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04:47.187874701</meta:creation-date>
    <dc:date>2018-10-09T19:34:35.958000000</dc:date>
    <meta:editing-duration>PT13M36S</meta:editing-duration>
    <meta:editing-cycles>3</meta:editing-cycles>
    <meta:generator>LibreOffice/6.0.4.2$Windows_X86_64 LibreOffice_project/9b0d9b32d5dcda91d2f1a96dc04c645c450872bf</meta:generator>
    <meta:document-statistic meta:object-count="14"/>
  </office:meta>
</office:document-meta>
</file>